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99ff99"/>
    </style:style>
  </office:automatic-styles>
  <office:body>
    <office:spreadsheet>
      <table:table table:name="Full1" table:style-name="ta1">
        <table:table-column table:style-name="co1" table:default-cell-style-name="ce1"/>
        <table:table-column table:style-name="co1" table:number-columns-repeated="62" table:default-cell-style-name="Default"/>
        <table:table-column table:style-name="co1" table:default-cell-style-name="ce1"/>
        <table:table-row table:style-name="ro1">
          <table:table-cell office:value-type="float" office:value="1">
            <text:p>1</text:p>
          </table:table-cell>
          <table:table-cell table:number-columns-repeated="30" table:style-name="ce1"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"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number-columns-repeated="25"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table:style-name="ce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6" office:value-type="float" office:value="0">
            <text:p>0</text:p>
          </table:table-cell>
          <table:table-cell table:number-columns-repeated="6" table:style-name="ce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31" office:value-type="float" office:value="0">
            <text:p>0</text:p>
          </table:table-cell>
          <table:table-cell table:number-columns-repeated="6" table:style-name="ce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6" office:value-type="float" office:value="0">
            <text:p>0</text:p>
          </table:table-cell>
          <table:table-cell table:number-columns-repeated="6" table:style-name="ce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number-columns-repeated="25"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table:style-name="ce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3"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26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9"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6"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5"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9"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30"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 table:number-rows-repeated="3">
          <table:table-cell table:style-name="Default"/>
          <table:table-cell table:number-columns-repeated="62"/>
          <table:table-cell table:style-name="Default"/>
        </table:table-row>
        <table:table-row table:style-name="ro1"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style-name="Default" office:value-type="float" office:value="64">
            <text:p>64</text:p>
          </table:table-cell>
        </table:table-row>
        <table:table-row table:style-name="ro1" table:number-rows-repeated="4">
          <table:table-cell table:style-name="Default"/>
          <table:table-cell table:number-columns-repeated="62"/>
          <table:table-cell table:style-name="Default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-&gt;</text:p>
          </table:table-cell>
          <table:table-cell office:value-type="string">
            <text:p>Siguiente nivel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-&gt;</text:p>
          </table:table-cell>
          <table:table-cell office:value-type="string">
            <text:p>Emboscada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-&gt;</text:p>
          </table:table-cell>
          <table:table-cell office:value-type="string">
            <text:p>mob melee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-&gt;</text:p>
          </table:table-cell>
          <table:table-cell office:value-type="string">
            <text:p>mob supermelee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-&gt;</text:p>
          </table:table-cell>
          <table:table-cell office:value-type="string">
            <text:p>mob ranged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-&gt;</text:p>
          </table:table-cell>
          <table:table-cell office:value-type="string">
            <text:p>mob explosivo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-&gt;</text:p>
          </table:table-cell>
          <table:table-cell table:number-columns-repeated="61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17/12/2014</text:date>, <text:time>22:32:54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7T22:32:54.96</dc:date>
    <meta:editing-duration>PT1H13M20S</meta:editing-duration>
    <meta:editing-cycles>17</meta:editing-cycles>
    <meta:generator>OpenOffice/4.1.1$Win32 OpenOffice.org_project/411m6$Build-9775</meta:generator>
    <meta:document-statistic meta:table-count="1" meta:cell-count="4180" meta:object-count="0"/>
  </office:meta>
</office:document-meta>
</file>